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family-generic="roman" style:font-pitch="variable"/>
    <style:font-face style:name="Garamond" svg:font-family="Garamond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d571a" officeooo:paragraph-rsid="001d571a"/>
    </style:style>
    <style:style style:name="P2" style:family="paragraph" style:parent-style-name="Text_20_body">
      <style:text-properties style:font-name="Garamond1"/>
    </style:style>
    <style:style style:name="P3" style:family="paragraph" style:parent-style-name="Text_20_body">
      <style:paragraph-properties fo:line-height="150%"/>
      <style:text-properties style:font-name="Garamond1" officeooo:rsid="001d674d" officeooo:paragraph-rsid="001d674d"/>
    </style:style>
    <style:style style:name="P4" style:family="paragraph" style:parent-style-name="Quotations">
      <style:paragraph-properties fo:margin-left="0cm" fo:margin-right="1cm" fo:text-indent="0cm" style:auto-text-indent="false" fo:break-before="page"/>
      <style:text-properties style:font-name="Gill Sans MT" officeooo:rsid="001ffcad" officeooo:paragraph-rsid="001ffcad"/>
    </style:style>
    <style:style style:name="P5" style:family="paragraph" style:parent-style-name="Standard" style:master-page-name="First_20_Page">
      <style:paragraph-properties style:page-number="auto"/>
      <style:text-properties officeooo:rsid="001d571a" officeooo:paragraph-rsid="001d571a"/>
    </style:style>
    <style:style style:name="P6" style:family="paragraph" style:parent-style-name="Heading_20_2">
      <style:text-properties style:font-name="Gill Sans MT" fo:font-weight="normal" officeooo:rsid="001d674d" officeooo:paragraph-rsid="001d674d" style:font-weight-asian="normal" style:font-weight-complex="normal"/>
    </style:style>
    <style:style style:name="P7" style:family="paragraph" style:parent-style-name="Footer">
      <style:text-properties style:font-name="Garamond1"/>
    </style:style>
    <style:style style:name="P8" style:family="paragraph" style:parent-style-name="Heading_20_3">
      <style:text-properties style:font-name="Gill Sans MT" fo:font-weight="normal" officeooo:rsid="001d674d" officeooo:paragraph-rsid="001d674d" style:font-weight-asian="normal" style:font-weight-complex="normal"/>
    </style:style>
    <style:style style:name="P9" style:family="paragraph" style:parent-style-name="Heading_20_1">
      <style:paragraph-properties fo:break-before="page"/>
      <style:text-properties style:font-name="Gill Sans MT" fo:font-weight="normal" officeooo:rsid="001fe509" officeooo:paragraph-rsid="001d674d" style:font-weight-asian="normal" style:font-weight-complex="normal"/>
    </style:style>
    <style:style style:name="P10" style:family="paragraph" style:parent-style-name="Text_20_body">
      <style:text-properties style:font-name="Garamond1" fo:font-weight="normal" officeooo:rsid="001d674d" officeooo:paragraph-rsid="001d674d" style:font-weight-asian="normal" style:font-weight-complex="normal"/>
    </style:style>
    <style:style style:name="T1" style:family="text">
      <style:text-properties officeooo:rsid="001d674d"/>
    </style:style>
    <style:style style:name="T2" style:family="text">
      <style:text-properties style:font-name="Garamon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hoto Picker</text:p>
      <text:p text:style-name="P4">Random quote about photography and time and timeconuming tasks</text:p>
      <text:h text:style-name="P9" text:outline-level="1">Intoduction</text:h>
      <text:p text:style-name="P3"/>
      <text:h text:style-name="P6" text:outline-level="2">Title 2</text:h>
      <text:p text:style-name="P2"><text:span text:style-name="T1">B</text:span>la</text:p>
      <text:h text:style-name="P8" text:outline-level="3">Title 3</text:h>
      <text:p text:style-name="P10">Bl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ramond1" svg:font-family="Garamond" style:font-family-generic="roman" style:font-pitch="variable"/>
    <style:font-face style:name="Garamond" svg:font-family="Garamond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Garamond" fo:font-family="Garamond" style:font-style-name="Normal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Garamond1"/>
    </style:style>
    <style:style style:name="MT1" style:family="text">
      <style:text-properties style:font-name="Garamon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footer>
        <text:p text:style-name="MP1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Footer"><text:tab/><text:tab/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26S</meta:editing-duration>
    <meta:editing-cycles>7</meta:editing-cycles>
    <meta:generator>LibreOffice/5.1.1.3$Windows_X86_64 LibreOffice_project/89f508ef3ecebd2cfb8e1def0f0ba9a803b88a6d</meta:generator>
    <dc:date>2016-06-05T16:12:24.005000000</dc:date>
    <meta:document-statistic meta:table-count="0" meta:image-count="0" meta:object-count="0" meta:page-count="4" meta:paragraph-count="9" meta:word-count="20" meta:character-count="109" meta:non-whitespace-character-count="96"/>
    <meta:user-defined meta:name="Info 1"/>
    <meta:user-defined meta:name="Info 2"/>
    <meta:user-defined meta:name="Info 3"/>
    <meta:user-defined meta:name="Info 4"/>
  </office:meta>
</office:document-meta>
</file>